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bdf" officeooo:paragraph-rsid="00070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 <text:s/>: <text:s/>Alkxyly Samyr Sant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0:19:54.103744600</meta:creation-date>
    <dc:date>2016-08-09T10:20:49.225262534</dc:date>
    <meta:editing-duration>PT56S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4"/>
    <meta:generator>LibreOffice/5.0.5.2$Linux_X86_64 LibreOffice_project/00m0$Build-2</meta:generator>
  </office:meta>
</office:document-meta>
</file>